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small-caps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70c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49709" officeooo:paragraph-rsid="00049709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6" style:family="text">
      <style:text-properties fo:font-variant="small-caps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variant="small-caps" style:font-name="Times New Roman" fo:font-size="12pt" style:font-size-asian="12pt" style:font-name-complex="Times New Roman1" style:font-size-complex="12pt"/>
    </style:style>
    <style:style style:name="T8" style:family="text">
      <style:text-properties fo:color="#0070c0" loext:opacity="100%" style:font-name="Times New Roman" fo:font-size="12pt" style:font-size-asian="12pt" style:font-name-complex="Times New Roman1" style:font-size-complex="12pt"/>
    </style:style>
    <style:style style:name="T9" style:family="text">
      <style:text-properties fo:color="#0070c0" loext:opacity="100%" style:font-name="Times New Roman" fo:font-size="12pt" fo:font-style="italic" style:font-size-asian="12pt" style:font-style-asian="italic" style:font-name-complex="Times New Roman1" style:font-size-complex="12pt"/>
    </style:style>
    <style:style style:name="T10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1" style:family="text">
      <style:text-properties fo:color="#ff0000" loext:opacity="100%" style:font-name="Times New Roman" fo:font-size="12pt" fo:font-style="italic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>Exemples de comédies très proches de leur source :</text:span></text:p>
      <text:p text:style-name="P1" loext:marker-style-name="T2"><text:span text:style-name="T2"/></text:p>
      <text:p text:style-name="P6" loext:marker-style-name="T2"><text:span text:style-name="T2">Larivey : pas sur Dracor </text:span></text:p>
      <text:p text:style-name="P6" loext:marker-style-name="T2"><text:span text:style-name="T2">D’Ouville : sur Dracor, mais sources introuvables</text:span></text:p>
      <text:p text:style-name="P3" loext:marker-style-name="T6"/>
      <text:p text:style-name="P2" loext:marker-style-name="T3"><text:span text:style-name="T7">Larivey</text:span><text:alphabetical-index-mark text:string-value=" " text:key1="Larivey, Pierre de"/><text:span text:style-name="T3"> Pietro Giunto dit Pierre de, </text:span><text:span text:style-name="T4">Le Laquais</text:span><text:span text:style-name="T3">, dans </text:span><text:span text:style-name="T4">Les Six Premières Comédies facécieuses</text:span><text:span text:style-name="T3">, Paris, A. L’Angelier, 1579 &lt; </text:span><text:span text:style-name="T8">Lodovico Dolce</text:span><text:alphabetical-index-mark text:string-value=" " text:key1="Dolce, Lodovico"/><text:span text:style-name="T8">, </text:span><text:span text:style-name="T9">Il ragazzo</text:span><text:span text:style-name="T8">. </text:span></text:p>
      <text:p text:style-name="P4" loext:marker-style-name="T7"/>
      <text:p text:style-name="P2" loext:marker-style-name="T3"><text:span text:style-name="T7">Larivey</text:span><text:alphabetical-index-mark text:string-value=" " text:key1="Larivey, Pierre de"/><text:span text:style-name="T3"> Pierre de, </text:span><text:span text:style-name="T4">La Veuve </text:span><text:span text:style-name="T3">(1577-79), dans </text:span><text:span text:style-name="T4">Les Six Premières Comédies facécieuses</text:span><text:span text:style-name="T3">, Paris, A. L’Angelier, 1579 &lt; </text:span><text:span text:style-name="T8">Niccolò Buonaparte</text:span><text:alphabetical-index-mark text:string-value=" " text:key1="Buonaparte, Niccolò"/><text:span text:style-name="T8">,</text:span><text:span text:style-name="T9"> La vedova</text:span><text:span text:style-name="T8">.</text:span></text:p>
      <text:p text:style-name="P4" loext:marker-style-name="T7"/>
      <text:p text:style-name="P2" loext:marker-style-name="T3"><text:span text:style-name="T7">Larivey</text:span><text:alphabetical-index-mark text:string-value=" " text:key1="Larivey, Pierre de"/><text:span text:style-name="T3"> Pierre de, </text:span><text:span text:style-name="T4">Les Esprits </text:span><text:span text:style-name="T3">(1574-75), dans </text:span><text:span text:style-name="T4">Les Six Premières Comédies facécieuses</text:span><text:span text:style-name="T3">, Paris, A. L’Angelier, 1579 &lt; </text:span><text:span text:style-name="T8">Lorenzino</text:span><text:alphabetical-index-mark text:string-value=" " text:key1="Médicis, Lorenzino de"/><text:span text:style-name="T8"> de’ Medici,</text:span><text:span text:style-name="T9"> Aridosia</text:span><text:span text:style-name="T8">.</text:span></text:p>
      <text:p text:style-name="P4" loext:marker-style-name="T7"/>
      <text:p text:style-name="P2" loext:marker-style-name="T3"><text:span text:style-name="T7">Larivey</text:span><text:alphabetical-index-mark text:string-value=" " text:key1="Larivey, Pierre de"/><text:span text:style-name="T3"> Pierre de, </text:span><text:span text:style-name="T4">Le Morfondu</text:span><text:span text:style-name="T3">, dans </text:span><text:span text:style-name="T4">Les Six Premières Comédies facétieuses</text:span><text:span text:style-name="T3">, Paris, A. L’Angelier, 1579</text:span><text:span text:style-name="T5"> </text:span><text:span text:style-name="T3">&lt; </text:span><text:span text:style-name="T8">Antonfrancesco Grazzini</text:span><text:alphabetical-index-mark text:string-value=" " text:key1="Grazzini, Antonfrancesco"/><text:span text:style-name="T8"> (dit Il Lasca</text:span><text:alphabetical-index-mark text:string-value=" " text:key1="Il Lasca"/><text:span text:style-name="T8">), </text:span><text:span text:style-name="T9">La gelosia</text:span><text:span text:style-name="T8">.</text:span></text:p>
      <text:p text:style-name="P4" loext:marker-style-name="T7"/>
      <text:p text:style-name="P2" loext:marker-style-name="T3"><text:span text:style-name="T7">Larivey</text:span><text:alphabetical-index-mark text:string-value=" " text:key1="Larivey, Pierre de"/><text:span text:style-name="T3"> Pierre de, </text:span><text:span text:style-name="T4">Les Jaloux</text:span><text:span text:style-name="T3">, dans </text:span><text:span text:style-name="T4">Les Six Premières Comédies facétieuses</text:span><text:span text:style-name="T3">, Paris, A. L’Angelier, 1579 &lt; </text:span><text:span text:style-name="T8">Vincenzo Gabbiani</text:span><text:alphabetical-index-mark text:string-value=" " text:key1="Gabbiani, Vicenzo"/><text:span text:style-name="T8">,</text:span><text:span text:style-name="T9"> I gelosi</text:span><text:span text:style-name="T8">.</text:span></text:p>
      <text:p text:style-name="P4" loext:marker-style-name="T7"/>
      <text:p text:style-name="P2" loext:marker-style-name="T7"><text:span text:style-name="T7">Larivey</text:span><text:alphabetical-index-mark text:string-value=" " text:key1="Larivey, Pierre de"/><text:span text:style-name="T3"> Pierre de, </text:span><text:span text:style-name="T4">Les Escholiers</text:span><text:span text:style-name="T3">, dans </text:span><text:span text:style-name="T4">Les Six Premières Comédies facétieuses</text:span><text:span text:style-name="T3">, Paris, A. L’Angelier, 1579</text:span><text:span text:style-name="T1"> </text:span><text:span text:style-name="T3">&lt; </text:span><text:span text:style-name="T8">Girolamo Razzi</text:span><text:alphabetical-index-mark text:string-value=" " text:key1="Razzi, Girolamo"/><text:span text:style-name="T8">,</text:span><text:span text:style-name="T9"> La cecca</text:span><text:span text:style-name="T8">.<text:line-break/></text:span></text:p>
      <text:p text:style-name="P2" loext:marker-style-name="T8"><text:span text:style-name="T7">Pichou</text:span><text:alphabetical-index-mark text:string-value=" " text:key1="Pichou"/><text:span text:style-name="T3">, </text:span><text:span text:style-name="T4">La Filis de Scire</text:span><text:span text:style-name="T3">, (1630), Paris, F. Targa, 1631 &lt; </text:span><text:span text:style-name="T8">Bonarelli</text:span><text:alphabetical-index-mark text:string-value=" " text:key1="Bonarelli, Guidobaldo (conte de)"/><text:span text:style-name="T8">, </text:span><text:span text:style-name="T9">Filli di Sciro</text:span><text:span text:style-name="T8">.</text:span></text:p>
      <text:p text:style-name="P5" loext:marker-style-name="T8"/>
      <text:p text:style-name="P2" loext:marker-style-name="T8"><text:span text:style-name="T7">D’Ouville </text:span><text:span text:style-name="T3">Antoine Le Métel, </text:span><text:span text:style-name="T4">L’Esprit follet</text:span><text:span text:style-name="T3"> (1638-39), Paris, T. Quinet, 1642 &lt; </text:span><text:span text:style-name="T10">Calderón</text:span><text:alphabetical-index-mark text:string-value=" " text:key1="Calderón de la Barca"/><text:span text:style-name="T10">, </text:span><text:span text:style-name="T11">La dama duende</text:span><text:span text:style-name="T10">.<text:line-break/></text:span></text:p>
      <text:p text:style-name="P2" loext:marker-style-name="T8"><text:span text:style-name="T7">Rotrou</text:span><text:alphabetical-index-mark text:string-value=" " text:key1="Rotrou, Jean de"/><text:span text:style-name="T3"> Jean de, </text:span><text:span text:style-name="T4">Clarice, ou l’Amour constant</text:span><text:span text:style-name="T3"> (1641), Paris, A. de Sommaville et A. Courbé, 1643 &lt; </text:span><text:span text:style-name="T8">Sforza d’Oddi</text:span><text:alphabetical-index-mark text:string-value=" " text:key1="d’Oddi, Sforza"/><text:span text:style-name="T8">, </text:span><text:span text:style-name="T9">L’Erofilomachia</text:span><text:span text:style-name="T8">.<text:line-break/></text:span></text:p>
      <text:p text:style-name="P2" loext:marker-style-name="T8"><text:span text:style-name="T7">D’Ouville </text:span><text:span text:style-name="T3">Antoine Le Métel, </text:span><text:span text:style-name="T4">L’Absent chez soy</text:span><text:span text:style-name="T3"> (1642-43), Paris, T. Quinet, 1643 &lt; </text:span><text:span text:style-name="T10">Lope de Vega</text:span><text:alphabetical-index-mark text:string-value=" " text:key1="Lope de Vega"/><text:span text:style-name="T10">, </text:span><text:span text:style-name="T11">El ausente en el lugar</text:span><text:span text:style-name="T10">.<text:line-break/></text:span></text:p>
      <text:p text:style-name="P2" loext:marker-style-name="T8"><text:span text:style-name="T7">D’Ouville </text:span><text:span text:style-name="T3">Antoine Le Métel, </text:span><text:span text:style-name="T4">La Dame suivante</text:span><text:span text:style-name="T3"> (1643), Paris, T. Quinet, 1645 &lt; </text:span><text:span text:style-name="T10">Juan Pérez de</text:span><text:span text:style-name="T3"> </text:span><text:span text:style-name="T10">Montalbán</text:span><text:alphabetical-index-mark text:string-value=" " text:key1="Montalbán, Juan Pérez de"/><text:span text:style-name="T10">, </text:span><text:span text:style-name="T11">La doncella de labor</text:span><text:span text:style-name="T10">.<text:line-break/></text:span></text:p>
      <text:p text:style-name="P2" loext:marker-style-name="T3"><text:span text:style-name="T7">Scarron</text:span><text:alphabetical-index-mark text:string-value=" " text:key1="Scarron, Paul"/><text:span text:style-name="T3"> Paul, </text:span><text:span text:style-name="T4">Jodelet</text:span><text:alphabetical-index-mark text:string-value=" " text:key1="Jodelet"/><text:span text:style-name="T4">, ou le Maître valet</text:span><text:span text:style-name="T3"> (1643), Paris, T. Quinet, 1645 &lt; </text:span><text:span text:style-name="T10">Rojas Zorilla</text:span><text:alphabetical-index-mark text:string-value=" " text:key1="Rojas Zorilla, Francisco de"/><text:span text:style-name="T10">, </text:span><text:span text:style-name="T11">Donde hay agravios no hay celos y amo criado</text:span><text:span text:style-name="T10">.<text:line-break/></text:span><text:span text:style-name="T8"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élineFournial</meta:initial-creator>
    <meta:editing-cycles>2</meta:editing-cycles>
    <meta:creation-date>2021-12-01T15:28:00</meta:creation-date>
    <dc:date>2023-09-11T16:32:32.155000000</dc:date>
    <meta:editing-duration>PT8M13S</meta:editing-duration>
    <meta:generator>LibreOffice/7.5.4.2$Windows_X86_64 LibreOffice_project/36ccfdc35048b057fd9854c757a8b67ec53977b6</meta:generator>
    <meta:document-statistic meta:table-count="0" meta:image-count="0" meta:object-count="0" meta:page-count="1" meta:paragraph-count="15" meta:word-count="266" meta:character-count="1693" meta:non-whitespace-character-count="1433"/>
    <meta:user-defined meta:name="AppVersion">16.0000</meta:user-defined>
    <meta:template xlink:type="simple" xlink:actuate="onRequest" xlink:title="Normal" xlink:href=""/>
  </office:meta>
</office:document-meta>
</file>